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ый комплекс «Межпроцессные взаимодействия»</text:p>
      <text:p text:style-name="Standard"/>
      <text:p text:style-name="Standard"/>
      <text:p text:style-name="P2"><text:tab/>В рамках данного комплекса разрабатывается программа, предназначенная для изложения происходящего в недрах операционной системы в понятном и легкодоступном для студента, не искушенного в общении с семейством ОС UNIX, виде. Кроме программы, разрабатываются лабораторные работы по данной теме, методические указания, а также набор тестовых теоретических вопросов для допуска к лабораторным работам.</text:p>
      <text:p text:style-name="P2"/>
      <text:p text:style-name="P2"><text:tab/>Программа эмулирует систему межпроцессного взаимодействия с подробным отчетом о том, что конкретно она делала. Отчет на данный момент имеет понятный текстовый формат, но в ближайшее время планируется сделать отчет в графическом виде с использованием кроссплатформенных библиотек. Заметим, что сама программа тоже кроссплатформенна, что позволяет студентам и преподавателям запускать ее на различных платформах и архитектурах.</text:p>
      <text:p text:style-name="P2"/>
      <text:p text:style-name="P2"><text:tab/>Своей целью проект ставит более глубокое знакомство студентов с системой межпроцессных взаимодействий, без траты времени на низкоуровневое изучение кода. Ожидается, что использование данного комплекса уменьшит нагрузку на преподавателей и студентов с таким же или более глубоким уровнем полученных зна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1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5-11-03T20:24:29</meta:creation-date>
    <dc:date>2005-11-03T20:46:40</dc:date>
    <dc:language>ru-RU</dc:language>
    <meta:editing-cycles>2</meta:editing-cycles>
    <meta:editing-duration>PT6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47" meta:character-count="1181"/>
  </office:meta>
</office:document-meta>
</file>